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F000003613965789C8CF0EB1F.png" manifest:media-type="image/png"/>
  <manifest:file-entry manifest:full-path="Pictures/10000000000002CA0000045CA407E1BD27AE787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1299in" svg:y="-0.3126in" svg:width="6.311in" svg:height="9.8638in" draw:z-index="0"><draw:image xlink:href="Pictures/10000000000002CA0000045CA407E1BD27AE787D.png" xlink:type="simple" xlink:show="embed" xlink:actuate="onLoad" loext:mime-type="image/png"/></draw:frame></text:p>
      <text:p text:style-name="Standard"><draw:frame draw:style-name="fr1" draw:name="Image2" text:anchor-type="paragraph" svg:x="0.1307in" svg:y="0.4138in" svg:width="6.9252in" svg:height="8.3307in" draw:z-index="1"><draw:image xlink:href="Pictures/10000000000002CF000003613965789C8CF0EB1F.png" xlink:type="simple" xlink:show="embed" xlink:actuate="onLoad" loext:mime-type="image/png"/></draw:frame><text:soft-page-break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31T15:40:19.720889889</meta:creation-date>
    <dc:date>2022-01-31T15:42:05.417022938</dc:date>
    <meta:editing-duration>PT1M48S</meta:editing-duration>
    <meta:editing-cycles>1</meta:editing-cycles>
    <meta:document-statistic meta:table-count="0" meta:image-count="2" meta:object-count="0" meta:page-count="2" meta:paragraph-count="0" meta:word-count="0" meta:character-count="0" meta:non-whitespace-character-count="0"/>
    <meta:generator>LibreOffice/6.0.7.3$Linux_AARCH64 LibreOffice_project/00m0$Build-3</meta:generator>
  </office:meta>
</office:document-meta>
</file>